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78c6" officeooo:paragraph-rsid="000978c6" style:font-weight-asian="bold" style:font-weight-complex="bold"/>
    </style:style>
    <style:style style:name="P2" style:family="paragraph" style:parent-style-name="Standard">
      <style:text-properties fo:font-style="italic" fo:font-weight="normal" officeooo:rsid="000c0b8e" officeooo:paragraph-rsid="000c0b8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normal" officeooo:rsid="000daed9" officeooo:paragraph-rsid="000daed9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bold" officeooo:rsid="000978c6" officeooo:paragraph-rsid="000978c6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officeooo:rsid="000978c6" officeooo:paragraph-rsid="000978c6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a2c2b" officeooo:paragraph-rsid="000a2c2b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0b8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c0b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llenge 1</text:p>
      <text:p text:style-name="P1"/>
      <text:p text:style-name="P4">Whom<text:tab/>are we talking to?</text:p>
      <text:p text:style-name="P5"/>
      <text:p text:style-name="P5">-<text:tab/>adsafeprotected.com<text:tab/><text:tab/><text:tab/><text:tab/>ad-related</text:p>
      <text:p text:style-name="P5">-<text:tab/>csi.gstatic.com<text:tab/><text:tab/><text:tab/><text:tab/></text:p>
      <text:p text:style-name="P5">-<text:tab/>pagead2.googlesyndication.com<text:tab/><text:tab/>ad-related</text:p>
      <text:p text:style-name="P5">-<text:tab/>adservice.google.com<text:tab/><text:tab/><text:tab/><text:tab/>ad-related</text:p>
      <text:p text:style-name="P5">-<text:tab/>bbc.co.uk / bbci.co.uk<text:tab/><text:tab/><text:tab/><text:tab/>stylesheets, images</text:p>
      <text:p text:style-name="P5">-<text:tab/>crwdcntrl.net<text:tab/><text:tab/><text:tab/><text:tab/><text:tab/>ad-<text:span text:style-name="T4">related</text:span></text:p>
      <text:p text:style-name="P5">-<text:tab/>securepubads.g.doubleclick.net<text:tab/><text:tab/><text:span text:style-name="T4">adware?</text:span></text:p>
      <text:p text:style-name="P5">-<text:tab/>ampproject.org</text:p>
      <text:p text:style-name="P5">-<text:tab/>POST csi.gstatic.com<text:tab/><text:tab/><text:tab/><text:tab/>ad-related? Beacon POST</text:p>
      <text:p text:style-name="P5"/>
      <text:p text:style-name="P5">after while:</text:p>
      <text:p text:style-name="P5">-<text:tab/>ping.chartbeat.net</text:p>
      <text:p text:style-name="P5"/>
      <text:p text:style-name="P6">The URL-requests for <text:span text:style-name="T1">bbc.co.uk </text:span>and <text:span text:style-name="T1">bbci.co.uk </text:span>mostly refer to images and stylesheets, which most likely are used to present the website‘s visible layout and structure,e.g. the images for the presented articles.</text:p>
      <text:p text:style-name="P6"/>
      <text:p text:style-name="P6">The hosts <text:span text:style-name="T1">adsafeprotected, pagead2.googlesyndication, adservice.google </text:span>are, referring to their names only, most likely responsible for advertisements shown on the website.</text:p>
      <text:p text:style-name="P6"><text:span text:style-name="T1"/></text:p>
      <text:p text:style-name="P6"><text:span text:style-name="T4">There seems to exist an adware connected to the host</text:span><text:span text:style-name="T2"> </text:span><text:span text:style-name="T1">securepubads.g.doubleclick.net, </text:span><text:span text:style-name="T4">but the host name also is mentioned together with </text:span><text:span text:style-name="T2">googleadservices.</text:span></text:p>
      <text:p text:style-name="P6"><text:span text:style-name="T2"/></text:p>
      <text:p text:style-name="P2">Crwdcntrl <text:span text:style-name="T3">also seems to provide some ad-related service</text:span></text:p>
      <text:p text:style-name="P2"><text:span text:style-name="T3"/></text:p>
      <text:p text:style-name="P2">ampproject <text:span text:style-name="T3">is an open-source project which can be used to optimize websites for fast loading and especially mobile use.</text:span></text:p>
      <text:p text:style-name="P2"><text:span text:style-name="T3"/></text:p>
      <text:p text:style-name="P3">Csi.gstatic <text:span text:style-name="T3"><text:s/>contains static scripts provided by Googl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1:26:26.104944878</meta:creation-date>
    <dc:date>2018-10-16T12:01:01.962111218</dc:date>
    <meta:editing-duration>PT1M35S</meta:editing-duration>
    <meta:editing-cycles>1</meta:editing-cycles>
    <meta:document-statistic meta:table-count="0" meta:image-count="0" meta:object-count="0" meta:page-count="1" meta:paragraph-count="19" meta:word-count="148" meta:character-count="1148" meta:non-whitespace-character-count="995"/>
    <meta:generator>LibreOffice/5.1.6.2$Linux_X86_64 LibreOffice_project/10m0$Build-2</meta:generator>
  </office:meta>
</office:document-meta>
</file>